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臺北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臺北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第11屆山地原住民立法委員選舉候選人在臺北市在各村(里)得票數一覽表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0" table:number-rows-spanned="1">
            <text:p>各候選人得票情形</text:p>
          </table:table-cell>
          <table:covered-table-cell table:number-columns-repeated="9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林世偉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李我要單列族名我的布農族名字是Savungaz Valincinan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盧縣一</text:p>
            <text:p>中國國民黨</text:p>
          </table:table-cell>
          <table:table-cell table:style-name="ce1" office:value-type="string" calcext:value-type="string" table:number-columns-spanned="1" table:number-rows-spanned="3">
            <text:p>(4)</text:p>
            <text:p>林果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張子孝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胡黃廣文</text:p>
            <text:p>台灣民眾黨</text:p>
          </table:table-cell>
          <table:table-cell table:style-name="ce1" office:value-type="string" calcext:value-type="string" table:number-columns-spanned="1" table:number-rows-spanned="3">
            <text:p>(7)</text:p>
            <text:p>高畹芯</text:p>
            <text:p>司法改革黨</text:p>
          </table:table-cell>
          <table:table-cell table:style-name="ce1" office:value-type="string" calcext:value-type="string" table:number-columns-spanned="1" table:number-rows-spanned="3">
            <text:p>(8)</text:p>
            <text:p>高金素梅</text:p>
            <text:p>無</text:p>
          </table:table-cell>
          <table:table-cell table:style-name="ce1" office:value-type="string" calcext:value-type="string" table:number-columns-spanned="1" table:number-rows-spanned="3">
            <text:p>(9)</text:p>
            <text:p>孔文吉</text:p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>伍麗華 Saidhai．Tahovecahe</text:p>
            <text:p>民主進步黨</text:p>
          </table:table-cell>
          <table:covered-table-cell table:number-columns-repeated="8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3462" calcext:value-type="float">
            <text:p>3,46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514" calcext:value-type="float">
            <text:p>3,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4" calcext:value-type="float">
            <text:p>3,514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5040" calcext:value-type="float">
            <text:p>5,040</text:p>
          </table:table-cell>
          <table:table-cell table:style-name="ce4" office:value-type="string" calcext:value-type="string">
            <text:p>69.7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北投區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83" calcext:value-type="float">
            <text:p>483</text:p>
          </table:table-cell>
          <table:table-cell table:style-name="ce4" office:value-type="string" calcext:value-type="string">
            <text:p>70.1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民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牌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榮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榮華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裕民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振華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9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欣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90.4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明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華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吉利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吉慶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尊賢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立賢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立農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9.0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八仙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洲美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奇岩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81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清江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81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2.6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9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溫泉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泉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心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庸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開明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智仁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6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山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稻香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60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桃源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8.4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一德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關渡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73.0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泉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山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屯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田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士林區</text:p>
          </table:table-cell>
          <table:table-cell table:style-name="ce2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12" calcext:value-type="float">
            <text:p>512</text:p>
          </table:table-cell>
          <table:table-cell table:style-name="ce4" office:value-type="string" calcext:value-type="string">
            <text:p>67.5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天母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玉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18.1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天福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天祿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天壽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天山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天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天玉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誠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蘭雅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蘭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勇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信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舊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佳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中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58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前港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百齡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承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華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8.4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勝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順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光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葫蘆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3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葫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社子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社新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77.2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社園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81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倫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88.2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80.7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岩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名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聖山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芝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公館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安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陽明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菁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等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山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翠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臨溪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64.2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大同區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45" calcext:value-type="float">
            <text:p>245</text:p>
          </table:table-cell>
          <table:table-cell table:style-name="ce4" office:value-type="string" calcext:value-type="string">
            <text:p>73.8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泉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明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功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泰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樂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星明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能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雙連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芳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9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景星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2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隆和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蓬萊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慶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揚雅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斯文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鄰江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90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至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73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老師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9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重慶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88.2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中山區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64" calcext:value-type="float">
            <text:p>464</text:p>
          </table:table-cell>
          <table:table-cell table:style-name="ce4" office:value-type="string" calcext:value-type="string">
            <text:p>65.5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守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48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康樂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聚盛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集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聚葉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恆安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8.4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晴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圓山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劍潭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0.5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直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8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泰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喜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福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松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81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庄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64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佳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行政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行仁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行孝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92.3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埤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64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江寧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81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江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46.1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亞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朱馥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洲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朱園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埤頭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朱崙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力行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華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松山區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98" calcext:value-type="float">
            <text:p>298</text:p>
          </table:table-cell>
          <table:table-cell table:style-name="ce4" office:value-type="string" calcext:value-type="string">
            <text:p>71.8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47.6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榮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益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錦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4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介壽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精忠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有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福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松基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6.4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鵬程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92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81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慈祐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吉祥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聚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盛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3.1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78.9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美仁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吉仁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敦化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源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建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勢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成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內湖區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02" calcext:value-type="float">
            <text:p>602</text:p>
          </table:table-cell>
          <table:table-cell table:style-name="ce4" office:value-type="string" calcext:value-type="string">
            <text:p>69.7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湖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8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墘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都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華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湖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紫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73.6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龍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瑞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碧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8.4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紫雲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清白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葫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8.4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紫陽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陽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湖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樂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溝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週美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5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行善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43.7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潭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51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元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75.6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89.4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湖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94.7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湖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康寧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74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湖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9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蘆洲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1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麗山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湖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南港區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16" calcext:value-type="float">
            <text:p>316</text:p>
          </table:table-cell>
          <table:table-cell table:style-name="ce4" office:value-type="string" calcext:value-type="string">
            <text:p>77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9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九如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舊莊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82.6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新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9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重陽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75.6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成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合成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80.9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聯成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鴻福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百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84.6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福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90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73.6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萬華區</text:p>
          </table:table-cell>
          <table:table-cell table:style-name="ce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59" calcext:value-type="float">
            <text:p>459</text:p>
          </table:table-cell>
          <table:table-cell table:style-name="ce4" office:value-type="string" calcext:value-type="string">
            <text:p>63.4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星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壽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起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菜園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7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民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音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福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柳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56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糖廍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綠堤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碩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雙園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德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61.3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全德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日善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德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錦德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孝德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壽德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銘德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保德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榮德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中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德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日祥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貞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忠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安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凌霄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3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騰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中正區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02" calcext:value-type="float">
            <text:p>202</text:p>
          </table:table-cell>
          <table:table-cell table:style-name="ce4" office:value-type="string" calcext:value-type="string">
            <text:p>70.7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興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勤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廈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愛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光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福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福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營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梅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幸市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祥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愛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9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源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水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盛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興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河堤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東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網溪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板溪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螢圃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螢雪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大安區</text:p>
          </table:table-cell>
          <table:table-cell table:style-name="ce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83" calcext:value-type="float">
            <text:p>383</text:p>
          </table:table-cell>
          <table:table-cell table:style-name="ce4" office:value-type="string" calcext:value-type="string">
            <text:p>74.9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慈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炤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村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輝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昌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誠安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武里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94.7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坡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古風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古莊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錦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康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錦泰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錦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9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圖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陣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雲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生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住安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安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通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通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臨江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法治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全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90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群賢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群英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虎嘯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臥龍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淵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門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學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芳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黎元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黎孝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黎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安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倫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敦安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聲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敦煌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聲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車層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信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學府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6.4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信義區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71" calcext:value-type="float">
            <text:p>371</text:p>
          </table:table-cell>
          <table:table-cell table:style-name="ce4" office:value-type="string" calcext:value-type="string">
            <text:p>72.2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村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隆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仁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雅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敦厚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居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康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六藝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雅祥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常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全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春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9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四育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四維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春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台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業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松隆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松友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8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松光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坡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道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仁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72.9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景新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惠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82.3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張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9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犁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六合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61.3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泰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景聯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景勤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雙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興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黎順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黎平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黎忠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黎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文山區</text:p>
          </table:table-cell>
          <table:table-cell table:style-name="ce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05" calcext:value-type="float">
            <text:p>705</text:p>
          </table:table-cell>
          <table:table-cell table:style-name="ce4" office:value-type="string" calcext:value-type="string">
            <text:p>67.3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景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5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景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景美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景慶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景仁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景華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祥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77.2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年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盛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豐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邦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家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83.8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得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業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福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旺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58.6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昌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8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試院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84.6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義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69.2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木柵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74.1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木新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順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8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樟林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樟新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樟文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樟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樟樹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芳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string" calcext:value-type="string">
            <text:p>69.2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美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string" calcext:value-type="string">
            <text:p>5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博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6.1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興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政大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指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老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 table:number-rows-repeated="10481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臺北市" style:display-name="PageStyle_臺北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02</meta:creation-date>
    <meta:initial-creator>Apache POI</meta:initial-creator>
    <meta:generator>LibreOffice/6.0.7.3$Linux_X86_64 LibreOffice_project/00m0$Build-3</meta:generator>
    <meta:document-statistic meta:table-count="1" meta:cell-count="8933" meta:object-count="0"/>
  </office:meta>
</office:document-meta>
</file>